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Times New Roman1" svg:font-family="'Times New Roman', serif"/>
    <style:font-face style:name="Times-Roman1" svg:font-family="Times-Roman, serif"/>
    <style:font-face style:name="Times-Roman" svg:font-family="Times-Roman"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Header" style:family="table">
      <style:table-properties style:width="6.925in" table:align="margins"/>
    </style:style>
    <style:style style:name="Header.A" style:family="table-column">
      <style:table-column-properties style:column-width="3.4625in" style:rel-column-width="32767*"/>
    </style:style>
    <style:style style:name="Header.B" style:family="table-column">
      <style:table-column-properties style:column-width="3.4625in" style:rel-column-width="32768*"/>
    </style:style>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fo:padding="0.0403in" fo:border="0.05pt solid #000000"/>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A1" style:family="table-cell">
      <style:table-cell-properties fo:padding="0.0403in" fo:border="0.05pt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fo:padding="0.0403in" fo:border="0.05pt solid #000000"/>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fo:padding="0.0403in" fo:border="0.05pt solid #000000"/>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fo:padding="0.0403in" fo:border="0.05pt solid #000000"/>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fo:padding="0.0403in" fo:border="0.05pt solid #000000"/>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fo:padding="0.0403in" fo:border="0.05pt solid #00000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fo:padding="0.0403in" fo:border="0.05pt solid #000000"/>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fo:padding="0.0403in" fo:border="0.05pt solid #00000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padding="0.0403in" fo:border="0.05pt solid #000000"/>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fo:padding="0.0403in" fo:border="0.05pt solid #000000"/>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fo:padding="0.0403in" fo:border="0.05pt solid #000000"/>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fo:padding="0.0403in" fo:border="0.05pt solid #000000"/>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fo:padding="0.0403in" fo:border="0.05pt solid #000000"/>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fo:padding="0.0403in" fo:border="0.05pt solid #000000"/>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fo:padding="0.0403in" fo:border="0.05pt solid #000000"/>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fo:padding="0.0403in" fo:border="0.05pt solid #000000"/>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fo:padding="0.0403in" fo:border="0.05pt solid #000000"/>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fo:padding="0.0403in" fo:border="0.05pt solid #000000"/>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fo:padding="0.0403in" fo:border="0.05pt solid #000000"/>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fo:padding="0.0403in" fo:border="0.05pt solid #000000"/>
    </style:style>
    <style:style style:name="P1" style:family="paragraph" style:parent-style-name="Table_20_Heading">
      <style:paragraph-properties fo:text-align="end" style:justify-single-word="false"/>
      <style:text-properties officeooo:rsid="0009d07c" officeooo:paragraph-rsid="0009d07c"/>
    </style:style>
    <style:style style:name="P2" style:family="paragraph" style:parent-style-name="Table_20_Heading">
      <style:paragraph-properties fo:text-align="start" style:justify-single-word="false"/>
      <style:text-properties style:font-name="Times New Roman" officeooo:rsid="0009d07c" officeooo:paragraph-rsid="0009d07c"/>
    </style:style>
    <style:style style:name="P3" style:family="paragraph" style:parent-style-name="Footnote">
      <style:text-properties officeooo:rsid="00862afc" officeooo:paragraph-rsid="00862afc"/>
    </style:style>
    <style:style style:name="P4" style:family="paragraph" style:parent-style-name="Footnote">
      <style:text-properties officeooo:rsid="0087a152" officeooo:paragraph-rsid="0087a152"/>
    </style:style>
    <style:style style:name="P5" style:family="paragraph" style:parent-style-name="Indented_20_Text_20_Body" style:master-page-name="">
      <loext:graphic-properties draw:fill="none" draw:fill-image-width="0in" draw:fill-image-height="0in"/>
      <style:paragraph-properties fo:margin-left="0.5in" fo:margin-right="0in" fo:margin-top="0in" fo:margin-bottom="0.0835in" loext:contextual-spacing="false" fo:text-align="justify" style:justify-single-word="false" fo:text-indent="0in" style:auto-text-indent="false" style:page-number="auto" fo:background-color="transparent"/>
      <style:text-properties style:font-name="Times New Roman" officeooo:paragraph-rsid="00898c7b"/>
    </style:style>
    <style:style style:name="P6" style:family="paragraph" style:parent-style-name="Indented_20_Text_20_Body">
      <loext:graphic-properties draw:fill="none" draw:fill-image-width="0in" draw:fill-image-height="0in"/>
      <style:paragraph-properties fo:margin-left="0.5in" fo:margin-right="0in" fo:margin-top="0in" fo:margin-bottom="0.0835in" loext:contextual-spacing="false" fo:text-align="justify" style:justify-single-word="false" fo:text-indent="0in" style:auto-text-indent="false" fo:background-color="transparent"/>
      <style:text-properties style:font-name="Times New Roman" officeooo:paragraph-rsid="00b25545"/>
    </style:style>
    <style:style style:name="P7" style:family="paragraph" style:parent-style-name="Indented_20_Text_20_Body">
      <style:text-properties style:font-name="Times New Roman"/>
    </style:style>
    <style:style style:name="P8" style:family="paragraph" style:parent-style-name="Indented_20_Text_20_Body">
      <style:text-properties style:font-name="Times New Roman" officeooo:paragraph-rsid="00844b4b"/>
    </style:style>
    <style:style style:name="P9" style:family="paragraph" style:parent-style-name="Indented_20_Text_20_Body">
      <style:text-properties style:font-name="Times New Roman" officeooo:paragraph-rsid="009f8745"/>
    </style:style>
    <style:style style:name="P10" style:family="paragraph" style:parent-style-name="Text_20_body">
      <style:text-properties style:font-name="Times New Roman"/>
    </style:style>
    <style:style style:name="P11" style:family="paragraph" style:parent-style-name="Text_20_body">
      <style:text-properties style:font-name="Times New Roman" officeooo:paragraph-rsid="00ac93dd"/>
    </style:style>
    <style:style style:name="P12" style:family="paragraph" style:parent-style-name="Text_20_body">
      <style:text-properties style:font-name="Times New Roman" fo:font-weight="bold" officeooo:rsid="005c4779" officeooo:paragraph-rsid="00ac93dd" style:font-weight-asian="bold" style:font-weight-complex="bold"/>
    </style:style>
    <style:style style:name="P13" style:family="paragraph" style:parent-style-name="Text_20_body">
      <loext:graphic-properties draw:fill="none" draw:fill-image-width="0in" draw:fill-image-height="0in"/>
      <style:paragraph-properties fo:margin-left="0in" fo:margin-right="0in" fo:margin-top="0in" fo:margin-bottom="0.0835in" loext:contextual-spacing="false" fo:text-align="justify" style:justify-single-word="false" fo:text-indent="0in" style:auto-text-indent="false" fo:background-color="transparent"/>
      <style:text-properties style:font-name="Times New Roman" officeooo:rsid="0090a544" officeooo:paragraph-rsid="0090a544"/>
    </style:style>
    <style:style style:name="P14" style:family="paragraph" style:parent-style-name="Heading_20_1">
      <style:text-properties style:font-name="Times New Roman"/>
    </style:style>
    <style:style style:name="P15" style:family="paragraph" style:parent-style-name="Heading_20_1">
      <style:text-properties fo:font-variant="normal" fo:text-transform="none" fo:color="#000000" style:font-name="Times New Roman1" fo:font-size="16pt" fo:letter-spacing="normal" fo:font-style="normal" officeooo:paragraph-rsid="00bdb6a0"/>
    </style:style>
    <style:style style:name="P16" style:family="paragraph" style:parent-style-name="Heading_20_1">
      <style:paragraph-properties fo:margin-left="0in" fo:margin-right="0in" fo:margin-top="0in" fo:margin-bottom="0.0799in" loext:contextual-spacing="false" fo:orphans="2" fo:widows="2" fo:text-indent="0in" style:auto-text-indent="false"/>
      <style:text-properties fo:font-variant="normal" fo:text-transform="none" fo:color="#000000" style:font-name="Times New Roman1" fo:font-size="16pt" fo:letter-spacing="normal" fo:font-style="normal"/>
    </style:style>
    <style:style style:name="P17" style:family="paragraph" style:parent-style-name="Heading_20_1">
      <style:paragraph-properties fo:margin-left="0in" fo:margin-right="0in" fo:margin-top="0in" fo:margin-bottom="0.0799in" loext:contextual-spacing="false" fo:orphans="2" fo:widows="2" fo:text-indent="0in" style:auto-text-indent="false"/>
      <style:text-properties fo:font-variant="normal" fo:text-transform="none" fo:color="#000000" style:font-name="Arial1" fo:font-size="16pt" fo:letter-spacing="normal" fo:font-style="normal"/>
    </style:style>
    <style:style style:name="P18" style:family="paragraph" style:parent-style-name="Table_20_Contents">
      <style:paragraph-properties fo:margin-left="0.5in" fo:margin-right="0in" fo:margin-top="0in" fo:margin-bottom="0in" loext:contextual-spacing="false" fo:text-align="justify" style:justify-single-word="false" fo:text-indent="0in" style:auto-text-indent="false"/>
    </style:style>
    <style:style style:name="P19" style:family="paragraph" style:parent-style-name="Table_20_Contents">
      <style:paragraph-properties fo:margin-left="0.5in" fo:margin-right="0in" fo:margin-top="0in" fo:margin-bottom="0in" loext:contextual-spacing="false" fo:text-align="justify" style:justify-single-word="false" fo:text-indent="0in" style:auto-text-indent="false"/>
      <style:text-properties fo:color="#000000" style:font-name="Times New Roman1" fo:font-size="12pt" fo:font-weight="normal"/>
    </style:style>
    <style:style style:name="P20" style:family="paragraph" style:parent-style-name="Heading_20_2">
      <style:text-properties style:font-name="Times New Roman"/>
    </style:style>
    <style:style style:name="P21" style:family="paragraph" style:parent-style-name="Heading_20_2">
      <style:paragraph-properties fo:margin-left="0in" fo:margin-right="0in" fo:margin-top="0.1701in" fo:margin-bottom="0.0835in" loext:contextual-spacing="false" fo:orphans="2" fo:widows="2" fo:text-indent="0in" style:auto-text-indent="false"/>
      <style:text-properties fo:color="#000000" style:font-name="Times New Roman1" fo:font-size="14pt" fo:letter-spacing="normal" fo:font-style="italic"/>
    </style:style>
    <style:style style:name="P22" style:family="paragraph" style:parent-style-name="Text_20_body" style:list-style-name="L1">
      <style:text-properties style:font-name="Times New Roman" officeooo:rsid="00ac93dd" officeooo:paragraph-rsid="00ac93dd"/>
    </style:style>
    <style:style style:name="P23" style:family="paragraph" style:parent-style-name="Text_20_body" style:list-style-name="L2">
      <style:text-properties style:font-name="Times New Roman"/>
    </style:style>
    <style:style style:name="P24" style:family="paragraph" style:parent-style-name="Text_20_body" style:list-style-name="L3">
      <style:text-properties style:font-name="Times New Roman"/>
    </style:style>
    <style:style style:name="P25" style:family="paragraph" style:parent-style-name="Text_20_body" style:list-style-name="L4">
      <style:text-properties style:font-name="Times New Roman"/>
    </style:style>
    <style:style style:name="P26" style:family="paragraph" style:parent-style-name="Text_20_body" style:list-style-name="L5">
      <style:text-properties style:font-name="Times New Roman"/>
    </style:style>
    <style:style style:name="P27" style:family="paragraph" style:parent-style-name="Text_20_body" style:list-style-name="L6">
      <style:text-properties style:font-name="Times New Roman"/>
    </style:style>
    <style:style style:name="P28" style:family="paragraph" style:parent-style-name="Text_20_body" style:list-style-name="L7">
      <style:text-properties style:font-name="Times New Roman"/>
    </style:style>
    <style:style style:name="P29" style:family="paragraph" style:parent-style-name="Text_20_body" style:list-style-name="L8">
      <style:text-properties style:font-name="Times New Roman"/>
    </style:style>
    <style:style style:name="P30" style:family="paragraph" style:parent-style-name="Text_20_body" style:list-style-name="L9">
      <style:text-properties style:font-name="Times New Roman"/>
    </style:style>
    <style:style style:name="P31" style:family="paragraph" style:parent-style-name="Text_20_body" style:list-style-name="L9">
      <style:text-properties style:font-name="Times New Roman" officeooo:paragraph-rsid="00ad5319"/>
    </style:style>
    <style:style style:name="P32" style:family="paragraph" style:parent-style-name="Text_20_body">
      <style:text-properties style:font-name="Times New Roman" officeooo:paragraph-rsid="00b0105b"/>
    </style:style>
    <style:style style:name="P33" style:family="paragraph" style:parent-style-name="Text_20_body" style:list-style-name="L9"/>
    <style:style style:name="P34" style:family="paragraph" style:parent-style-name="Text_20_body">
      <style:paragraph-properties fo:margin-left="0in" fo:margin-right="0in" fo:margin-top="0in" fo:margin-bottom="0.0799in" loext:contextual-spacing="false"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35" style:family="paragraph" style:parent-style-name="Text_20_body">
      <style:paragraph-properties fo:margin-left="0in" fo:margin-right="0in" fo:margin-top="0in" fo:margin-bottom="0.0799in" loext:contextual-spacing="false"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bold"/>
    </style:style>
    <style:style style:name="P36" style:family="paragraph" style:parent-style-name="Text_20_body" style:list-style-name="L10">
      <style:paragraph-properties fo:margin-top="0in" fo:margin-bottom="0.0799in" loext:contextual-spacing="false" fo:text-align="justify" style:justify-single-word="false" fo:orphans="2" fo:widows="2"/>
      <style:text-properties fo:font-variant="normal" fo:text-transform="none" fo:color="#000000" style:font-name="Times New Roman1" fo:font-size="12pt" fo:letter-spacing="normal" fo:font-style="normal" fo:font-weight="normal"/>
    </style:style>
    <style:style style:name="P37" style:family="paragraph" style:parent-style-name="Text_20_body" style:list-style-name="L11">
      <style:paragraph-properties fo:margin-top="0in" fo:margin-bottom="0.0799in" loext:contextual-spacing="false" fo:text-align="justify" style:justify-single-word="false" fo:orphans="2" fo:widows="2"/>
      <style:text-properties fo:font-variant="normal" fo:text-transform="none" fo:color="#000000" style:font-name="Times New Roman1" fo:font-size="12pt" fo:letter-spacing="normal" fo:font-style="normal" fo:font-weight="normal"/>
    </style:style>
    <style:style style:name="P38" style:family="paragraph" style:parent-style-name="Text_20_body" style:list-style-name="L12">
      <style:paragraph-properties fo:margin-top="0in" fo:margin-bottom="0.0799in" loext:contextual-spacing="false" fo:text-align="justify" style:justify-single-word="false" fo:orphans="2" fo:widows="2"/>
      <style:text-properties fo:font-variant="normal" fo:text-transform="none" fo:color="#000000" style:font-name="Times New Roman1" fo:font-size="12pt" fo:letter-spacing="normal" fo:font-style="normal" fo:font-weight="normal"/>
    </style:style>
    <style:style style:name="P39" style:family="paragraph" style:parent-style-name="Text_20_body" style:list-style-name="L13">
      <style:paragraph-properties fo:margin-top="0in" fo:margin-bottom="0.0799in" loext:contextual-spacing="false" fo:text-align="justify" style:justify-single-word="false" fo:orphans="2" fo:widows="2"/>
      <style:text-properties fo:font-variant="normal" fo:text-transform="none" fo:color="#000000" style:font-name="Times New Roman1" fo:font-size="12pt" fo:letter-spacing="normal" fo:font-style="normal" fo:font-weight="normal"/>
    </style:style>
    <style:style style:name="P40" style:family="paragraph" style:parent-style-name="Text_20_body" style:list-style-name="L14">
      <style:paragraph-properties fo:margin-top="0in" fo:margin-bottom="0.0799in" loext:contextual-spacing="false" fo:text-align="justify" style:justify-single-word="false" fo:orphans="2" fo:widows="2"/>
      <style:text-properties fo:font-variant="normal" fo:text-transform="none" fo:color="#000000" style:font-name="Times New Roman1" fo:font-size="12pt" fo:letter-spacing="normal" fo:font-style="normal" fo:font-weight="normal"/>
    </style:style>
    <style:style style:name="P41" style:family="paragraph" style:parent-style-name="Text_20_body" style:list-style-name="L15">
      <style:paragraph-properties fo:margin-top="0in" fo:margin-bottom="0.0799in" loext:contextual-spacing="false" fo:text-align="justify" style:justify-single-word="false" fo:orphans="2" fo:widows="2"/>
      <style:text-properties fo:font-variant="normal" fo:text-transform="none" fo:color="#000000" style:font-name="Times New Roman1" fo:font-size="12pt" fo:letter-spacing="normal" fo:font-style="normal" fo:font-weight="normal"/>
    </style:style>
    <style:style style:name="P42" style:family="paragraph" style:parent-style-name="Text_20_body" style:list-style-name="L16">
      <style:paragraph-properties fo:margin-top="0in" fo:margin-bottom="0.0799in" loext:contextual-spacing="false" fo:text-align="justify" style:justify-single-word="false" fo:orphans="2" fo:widows="2"/>
      <style:text-properties fo:font-variant="normal" fo:text-transform="none" fo:color="#000000" style:font-name="Times New Roman1" fo:font-size="12pt" fo:letter-spacing="normal" fo:font-style="normal" fo:font-weight="normal"/>
    </style:style>
    <style:style style:name="P43" style:family="paragraph" style:parent-style-name="Text_20_body" style:list-style-name="L17">
      <style:paragraph-properties fo:margin-top="0in" fo:margin-bottom="0.0799in" loext:contextual-spacing="false" fo:text-align="justify" style:justify-single-word="false" fo:orphans="2" fo:widows="2"/>
      <style:text-properties fo:font-variant="normal" fo:text-transform="none" fo:color="#000000" style:font-name="Times New Roman1" fo:font-size="12pt" fo:letter-spacing="normal" fo:font-style="normal" fo:font-weight="normal"/>
    </style:style>
    <style:style style:name="P44" style:family="paragraph" style:parent-style-name="Text_20_body" style:list-style-name="L18">
      <style:paragraph-properties fo:margin-top="0in" fo:margin-bottom="0.0799in" loext:contextual-spacing="false" fo:text-align="justify" style:justify-single-word="false" fo:orphans="2" fo:widows="2"/>
      <style:text-properties fo:font-variant="normal" fo:text-transform="none" fo:color="#000000" style:font-name="Times New Roman1" fo:font-size="12pt" fo:letter-spacing="normal" fo:font-style="normal" fo:font-weight="normal"/>
    </style:style>
    <style:style style:name="P45" style:family="paragraph" style:parent-style-name="Text_20_body" style:list-style-name="L19">
      <style:paragraph-properties fo:margin-top="0in" fo:margin-bottom="0.0799in" loext:contextual-spacing="false" fo:text-align="justify" style:justify-single-word="false" fo:orphans="2" fo:widows="2"/>
      <style:text-properties fo:font-variant="normal" fo:text-transform="none" fo:color="#000000" style:font-name="Times New Roman1" fo:font-size="12pt" fo:letter-spacing="normal" fo:font-style="normal" fo:font-weight="normal"/>
    </style:style>
    <style:style style:name="P46" style:family="paragraph" style:parent-style-name="Text_20_body" style:list-style-name="L20">
      <style:paragraph-properties fo:margin-top="0in" fo:margin-bottom="0.0799in" loext:contextual-spacing="false" fo:text-align="justify" style:justify-single-word="false" fo:orphans="2" fo:widows="2"/>
      <style:text-properties fo:font-variant="normal" fo:text-transform="none" fo:color="#000000" style:font-name="Times New Roman1" fo:font-size="12pt" fo:letter-spacing="normal" fo:font-style="normal" fo:font-weight="normal"/>
    </style:style>
    <style:style style:name="P47" style:family="paragraph" style:parent-style-name="Text_20_body" style:list-style-name="L20">
      <style:paragraph-properties fo:margin-top="0in" fo:margin-bottom="0.0799in" loext:contextual-spacing="false" fo:text-align="justify" style:justify-single-word="false" fo:orphans="2" fo:widows="2"/>
    </style:style>
    <style:style style:name="T1" style:family="text">
      <style:text-properties officeooo:rsid="004c42bd"/>
    </style:style>
    <style:style style:name="T2" style:family="text">
      <style:text-properties officeooo:rsid="00538898"/>
    </style:style>
    <style:style style:name="T3" style:family="text">
      <style:text-properties style:text-underline-style="none" officeooo:rsid="00538898"/>
    </style:style>
    <style:style style:name="T4" style:family="text">
      <style:text-properties fo:font-weight="bold"/>
    </style:style>
    <style:style style:name="T5" style:family="text">
      <style:text-properties fo:font-weight="bold" officeooo:rsid="004c42bd" style:font-weight-asian="bold" style:font-weight-complex="bold"/>
    </style:style>
    <style:style style:name="T6" style:family="text">
      <style:text-properties fo:font-weight="bold" officeooo:rsid="005a25ce" style:font-weight-asian="bold" style:font-weight-complex="bold"/>
    </style:style>
    <style:style style:name="T7" style:family="text">
      <style:text-properties fo:font-weight="bold" officeooo:rsid="005c4779" style:font-weight-asian="bold" style:font-weight-complex="bold"/>
    </style:style>
    <style:style style:name="T8" style:family="text">
      <style:text-properties fo:font-weight="bold" officeooo:rsid="00ac93dd" style:font-weight-asian="bold" style:font-weight-complex="bold"/>
    </style:style>
    <style:style style:name="T9" style:family="text">
      <style:text-properties officeooo:rsid="005c4779"/>
    </style:style>
    <style:style style:name="T10" style:family="text">
      <style:text-properties officeooo:rsid="0062db9f"/>
    </style:style>
    <style:style style:name="T11" style:family="text">
      <style:text-properties officeooo:rsid="00639070"/>
    </style:style>
    <style:style style:name="T12" style:family="text">
      <style:text-properties officeooo:rsid="006596de"/>
    </style:style>
    <style:style style:name="T13" style:family="text">
      <style:text-properties officeooo:rsid="00683d95"/>
    </style:style>
    <style:style style:name="T14" style:family="text">
      <style:text-properties officeooo:rsid="006dab54"/>
    </style:style>
    <style:style style:name="T15" style:family="text">
      <style:text-properties officeooo:rsid="006dea82"/>
    </style:style>
    <style:style style:name="T16" style:family="text">
      <style:text-properties officeooo:rsid="007384f8"/>
    </style:style>
    <style:style style:name="T17" style:family="text">
      <style:text-properties officeooo:rsid="0082d3c1"/>
    </style:style>
    <style:style style:name="T18" style:family="text">
      <style:text-properties officeooo:rsid="0082d9b1"/>
    </style:style>
    <style:style style:name="T19" style:family="text">
      <style:text-properties officeooo:rsid="00844b4b"/>
    </style:style>
    <style:style style:name="T20" style:family="text">
      <style:text-properties fo:font-variant="normal" fo:text-transform="none" fo:color="#000000" fo:font-size="11.8000001907349pt" fo:letter-spacing="normal" fo:font-style="normal" fo:font-weight="normal"/>
    </style:style>
    <style:style style:name="T21" style:family="text">
      <style:text-properties fo:font-variant="normal" fo:text-transform="none" fo:color="#000000" fo:font-size="11.8000001907349pt" fo:letter-spacing="normal" fo:font-style="normal" fo:font-weight="normal" officeooo:rsid="00862afc"/>
    </style:style>
    <style:style style:name="T22" style:family="text">
      <style:text-properties fo:font-variant="normal" fo:text-transform="none" fo:color="#000000" fo:font-size="11.8000001907349pt" fo:letter-spacing="normal" fo:font-style="normal" fo:font-weight="normal" officeooo:rsid="00898c7b"/>
    </style:style>
    <style:style style:name="T23" style:family="text">
      <style:text-properties fo:font-variant="normal" fo:text-transform="none" fo:color="#000000" fo:font-size="11.8000001907349pt" fo:letter-spacing="normal" fo:font-style="normal" fo:font-weight="normal" officeooo:rsid="008b6f88"/>
    </style:style>
    <style:style style:name="T24" style:family="text">
      <style:text-properties fo:font-variant="normal" fo:text-transform="none" fo:color="#000000" fo:font-size="11.8000001907349pt" fo:letter-spacing="normal" fo:font-style="normal" fo:font-weight="normal" officeooo:rsid="008c8089"/>
    </style:style>
    <style:style style:name="T25" style:family="text">
      <style:text-properties fo:font-variant="normal" fo:text-transform="none" fo:color="#000000" style:font-name="Times New Roman1" fo:font-size="12pt" fo:letter-spacing="normal" fo:font-style="normal" fo:font-weight="normal"/>
    </style:style>
    <style:style style:name="T26" style:family="text">
      <style:text-properties officeooo:rsid="00913ab1"/>
    </style:style>
    <style:style style:name="T27" style:family="text">
      <style:text-properties officeooo:rsid="00927337"/>
    </style:style>
    <style:style style:name="T28" style:family="text">
      <style:text-properties officeooo:rsid="0093c180"/>
    </style:style>
    <style:style style:name="T29" style:family="text">
      <style:text-properties officeooo:rsid="0094c214"/>
    </style:style>
    <style:style style:name="T30" style:family="text">
      <style:text-properties officeooo:rsid="0098658d"/>
    </style:style>
    <style:style style:name="T31" style:family="text">
      <style:text-properties officeooo:rsid="0098d0f2"/>
    </style:style>
    <style:style style:name="T32" style:family="text">
      <style:text-properties officeooo:rsid="0098fbdc"/>
    </style:style>
    <style:style style:name="T33" style:family="text">
      <style:text-properties officeooo:rsid="00995159"/>
    </style:style>
    <style:style style:name="T34" style:family="text">
      <style:text-properties officeooo:rsid="009ac381"/>
    </style:style>
    <style:style style:name="T35" style:family="text">
      <style:text-properties officeooo:rsid="009c2e0d"/>
    </style:style>
    <style:style style:name="T36" style:family="text">
      <style:text-properties officeooo:rsid="009db020"/>
    </style:style>
    <style:style style:name="T37" style:family="text">
      <style:text-properties officeooo:rsid="009e58c6"/>
    </style:style>
    <style:style style:name="T38" style:family="text">
      <style:text-properties officeooo:rsid="009f8745"/>
    </style:style>
    <style:style style:name="T39" style:family="text">
      <style:text-properties officeooo:rsid="009f97f3"/>
    </style:style>
    <style:style style:name="T40" style:family="text">
      <style:text-properties officeooo:rsid="00a14f29"/>
    </style:style>
    <style:style style:name="T41" style:family="text">
      <style:text-properties officeooo:rsid="00a2ca43"/>
    </style:style>
    <style:style style:name="T42" style:family="text">
      <style:text-properties officeooo:rsid="00a465d6"/>
    </style:style>
    <style:style style:name="T43" style:family="text">
      <style:text-properties officeooo:rsid="00a65492"/>
    </style:style>
    <style:style style:name="T44" style:family="text">
      <style:text-properties officeooo:rsid="00a71ec2"/>
    </style:style>
    <style:style style:name="T45" style:family="text">
      <style:text-properties officeooo:rsid="00a8dbcc"/>
    </style:style>
    <style:style style:name="T46" style:family="text">
      <style:text-properties officeooo:rsid="00a8e99f"/>
    </style:style>
    <style:style style:name="T47" style:family="text">
      <style:text-properties officeooo:rsid="00a9edf8"/>
    </style:style>
    <style:style style:name="T48" style:family="text">
      <style:text-properties officeooo:rsid="00abcb3b"/>
    </style:style>
    <style:style style:name="T49" style:family="text">
      <style:text-properties officeooo:rsid="00abed04"/>
    </style:style>
    <style:style style:name="T50" style:family="text">
      <style:text-properties officeooo:rsid="00ae3da6"/>
    </style:style>
    <style:style style:name="T51" style:family="text">
      <style:text-properties officeooo:rsid="00b0b722"/>
    </style:style>
    <style:style style:name="T52" style:family="text">
      <style:text-properties officeooo:rsid="00b13b3f"/>
    </style:style>
    <style:style style:name="T53" style:family="text">
      <style:text-properties style:font-name="Times New Roman"/>
    </style:style>
    <style:style style:name="T54" style:family="text">
      <style:text-properties style:font-name="Times New Roman" fo:font-size="10pt" style:font-size-asian="10pt" style:font-size-complex="10pt"/>
    </style:style>
    <style:style style:name="T55" style:family="text">
      <style:text-properties style:font-name="Times New Roman" officeooo:rsid="00b0105b"/>
    </style:style>
    <style:style style:name="T56" style:family="text">
      <style:text-properties style:font-name="Times New Roman" officeooo:rsid="00ada344"/>
    </style:style>
    <style:style style:name="T57" style:family="text">
      <style:text-properties style:font-name="Times New Roman" officeooo:rsid="006c3e38"/>
    </style:style>
    <style:style style:name="T58" style:family="text">
      <style:text-properties style:font-name="Times New Roman" officeooo:rsid="006eefc1"/>
    </style:style>
    <style:style style:name="T59" style:family="text">
      <style:text-properties style:font-name="Times New Roman" officeooo:rsid="00b5f339"/>
    </style:style>
    <style:style style:name="T60" style:family="text">
      <style:text-properties officeooo:rsid="00b92390"/>
    </style:style>
    <style:style style:name="T61" style:family="text">
      <style:text-properties officeooo:rsid="00baf520"/>
    </style:style>
    <style:style style:name="T62" style:family="text">
      <style:text-properties fo:color="#000000" style:font-name="Times New Roman1" fo:font-size="12pt"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Header" table:style-name="Header">
        <table:table-column table:style-name="Header.A"/>
        <table:table-column table:style-name="Header.B"/>
        <table:table-header-rows>
          <table:table-row>
            <table:table-cell office:value-type="string">
              <text:p text:style-name="P2">Chadwick Boggs, Software Developer/Architect</text:p>
            </table:table-cell>
            <table:table-cell office:value-type="string">
              <text:p text:style-name="P1"><text:a xlink:type="simple" xlink:href="mailto:chadwickboggs@gmail.com" text:style-name="Internet_20_link" text:visited-style-name="Visited_20_Internet_20_Link"><text:span text:style-name="T54">chadwickboggs@gmail.com</text:span></text:a><text:span text:style-name="T54"> </text:span><text:a xlink:type="simple" xlink:href="http://chadwickboggs.com/" text:style-name="Internet_20_link" text:visited-style-name="Visited_20_Internet_20_Link"><text:span text:style-name="T54">http://chadwickboggs.com</text:span></text:a></text:p>
            </table:table-cell>
          </table:table-row>
        </table:table-header-rows>
      </table:table>
      <text:p text:style-name="P10"/>
      <text:h text:style-name="P14" text:outline-level="1">Overview</text:h>
      <text:p text:style-name="P32"><text:bookmark-start text:name="__DdeLink__634_284484706"/><text:s text:c="2"/>Writing enterprise server software leveraging Java, Reactive Extensions, Kotlin, Scala, SQL, Cassandra, Hadoop, HDFS, Bash, Cucumber, Fish Shell, Finagle, Google Protocol Buffers, OSGi, Mockito, Wiremock, JUnit, YAML, sometimes front-end stuff, is my daily pursuit. I know of but have not used Swift, HTTP/2. I've done some Android and iOS coding. I'm strong with Unix, Linux, tmux, Amazon Web Service, Puppet, and Zookeeper, Jetty, Tomcat, JBoss, Spring. I use IntelliJ IDEA, and Atlassian tools. Apple OS-X with Homebrew or MacPorts or Fink is good.<text:bookmark-end text:name="__DdeLink__634_284484706"/></text:p>
      <text:p text:style-name="P32"/>
      <text:p text:style-name="P32"><text:s text:c="2"/>Employment-wise, I worked at Sun Microsystems, Inc. within software engineering and as a Java Consultant to their clients teaching architecture, methodology, and design and coding (RUP, UP, SunTone, Agile, patterns). I later worked at RedPrairie/JDA Software Group as a Senior Engineer doing OSGi SOA and leading one new product teams. I was a Senior Architect at Packexpo, Inc.. I plan to continue this stuff, writing and operating beautiful code, collaboratively realizing business value through software.</text:p>
      <text:h text:style-name="P15" text:outline-level="1">Stories</text:h>
      <text:h text:style-name="P21" text:outline-level="2">RxJava</text:h>
      <table:table table:name="Table1" table:style-name="Table1">
        <table:table-column table:style-name="Table1.A"/>
        <table:table-row>
          <table:table-cell table:style-name="Table1.A1" office:value-type="string">
            <text:p text:style-name="P18"><text:span text:style-name="T62">With “Rx (Reactive Extensions)” back pressure manages load to ensure service level requirements. At the extreme, the fixed length request queue and finite number of processing threads simply deny excess requests, but crucially also producer throttling, consumer block size setting, and rate adjusting balance resource consumption. Some of these may automatically adjust themselves. Reactive defines the standards enabling cross-language compatibility. “Reactive [systems are] Responsive, Resilient, Elastic, and Message-Driven.“-</text:span><text:a xlink:type="simple" xlink:href="http://www.reactivemanifesto.org/" text:style-name="Internet_20_link" text:visited-style-name="Visited_20_Internet_20_Link">http://www.reactivemanifesto.org</text:a><text:span text:style-name="T62"> Future transforms and callbacks enable response code and flatmap operations collapse nested Futures. This is super cool stuff, but Reactive Streams is where it becomes codable:</text:span></text:p>
            <text:p text:style-name="P18"><text:span text:style-name="T62">"Reactive Streams is an initiative to provide a standard for asynchronous stream processing with non-blocking back pressure.”-</text:span><text:a xlink:type="simple" xlink:href="http://www.reactive-streams.org/" text:style-name="Internet_20_link" text:visited-style-name="Visited_20_Internet_20_Link">http://www.reactive-streams.org</text:a></text:p>
          </table:table-cell>
        </table:table-row>
      </table:table>
      <text:p text:style-name="P34"/>
      <text:p text:style-name="P34">I used RxJava within server-side service code and around in inter-service calls on one item trading website.</text:p>
      <text:p text:style-name="Text_20_body"/>
      <text:h text:style-name="P21" text:outline-level="2">Amazon Web Services (AWS)</text:h>
      <table:table table:name="Table2" table:style-name="Table2">
        <table:table-column table:style-name="Table2.A"/>
        <table:table-row>
          <table:table-cell table:style-name="Table2.A1" office:value-type="string">
            <text:p text:style-name="P19"><text:bookmark text:name="__DdeLink__411_1509657990"/><text:bookmark text:name="__DdeLink__413_1509657990"/>AWS is a full hardware as software platform as a service (PAAS) cloud.</text:p>
          </table:table-cell>
        </table:table-row>
      </table:table>
      <text:p text:style-name="P34"/>
      <text:p text:style-name="P34">I used AWS EC2, S3, VPC, SQS, SNS, and other services for the mission critical customer services micro-services and application integration at Charter Communications.</text:p>
      <text:p text:style-name="Text_20_body"><text:soft-page-break/></text:p>
      <text:h text:style-name="P21" text:outline-level="2">Cucumber</text:h>
      <table:table table:name="Table3" table:style-name="Table3">
        <table:table-column table:style-name="Table3.A"/>
        <table:table-row>
          <table:table-cell table:style-name="Table3.A1" office:value-type="string">
            <text:p text:style-name="P19">Cucumber enables acceptance tests to be written and maintained by business stakeholders and they compile into actual test code. Pretty cool.</text:p>
          </table:table-cell>
        </table:table-row>
      </table:table>
      <text:p text:style-name="P34"/>
      <text:p text:style-name="P34">I used it for interaction between business, development, and testing at one company and prototyped it for another.</text:p>
      <text:p text:style-name="Text_20_body"/>
      <text:h text:style-name="P21" text:outline-level="2">Kotlin</text:h>
      <table:table table:name="Table4" table:style-name="Table4">
        <table:table-column table:style-name="Table4.A"/>
        <table:table-row>
          <table:table-cell table:style-name="Table4.A1" office:value-type="string">
            <text:p text:style-name="P19">"Kotlin is a statically-typed programming language that runs on the Java virtual machine and also can be compiled to JavaScript source code or use the LLVM compiler infrastructure. Its primary development is from a team of JetBrains programmers based in Saint Petersburg, Russia."-https://en.wikipedia.org/wiki/Kotlin_(programming_language)</text:p>
          </table:table-cell>
        </table:table-row>
      </table:table>
      <text:p text:style-name="P34"/>
      <text:p text:style-name="P34">I have studied Kotlin and Reactive Extensions done with Kotlin and find it more productive in general than either Java or Scala.</text:p>
      <text:p text:style-name="Text_20_body"/>
      <text:h text:style-name="P21" text:outline-level="2">Scala</text:h>
      <table:table table:name="Table5" table:style-name="Table5">
        <table:table-column table:style-name="Table5.A"/>
        <table:table-row>
          <table:table-cell table:style-name="Table5.A1" office:value-type="string">
            <text:p text:style-name="P19">Scala is object oriented functional language with map, flatmap, for-comprehension, and other built-in tools which facilitate reactive programming. It is impressively readable ways, and being functional TDD and unit testing slightly reduces and alters in necessity.</text:p>
          </table:table-cell>
        </table:table-row>
      </table:table>
      <text:p text:style-name="P34"/>
      <text:p text:style-name="P34">I completed Coursera's Scala training worked with Scala code at Tendril as a developer.</text:p>
      <text:p text:style-name="Text_20_body"/>
      <text:h text:style-name="P21" text:outline-level="2">Wiremock</text:h>
      <table:table table:name="Table6" table:style-name="Table6">
        <table:table-column table:style-name="Table6.A"/>
        <table:table-row>
          <table:table-cell table:style-name="Table6.A1" office:value-type="string">
            <text:p text:style-name="P19">"WireMock is a simulator for HTTP-based APIs. Some might consider it a service virtualization tool or a mock server."-http://wiremock.org/</text:p>
          </table:table-cell>
        </table:table-row>
      </table:table>
      <text:p text:style-name="P34"/>
      <text:p text:style-name="P34">I used Wiremock when I desired test coverage of my client API making and deserializing server responses.</text:p>
      <text:p text:style-name="Text_20_body"/>
      <text:h text:style-name="P21" text:outline-level="2">Mockito</text:h>
      <table:table table:name="Table7" table:style-name="Table7">
        <table:table-column table:style-name="Table7.A"/>
        <table:table-row>
          <table:table-cell table:style-name="Table7.A1" office:value-type="string">
            <text:p text:style-name="P19">Mockito often beats EasyMock. Mocking, of course, is crucial for facilitating TDD, to make the unit tests work. As BDD with Cucumber is totally awesome, Mockito, JUnit, Cucumber <text:soft-page-break/>are sorely missed when not present.</text:p>
          </table:table-cell>
        </table:table-row>
      </table:table>
      <text:p text:style-name="P34"/>
      <text:p text:style-name="P34">I've used Mockito and PowerMock to spice it up a bit.</text:p>
      <text:p text:style-name="Text_20_body"/>
      <text:h text:style-name="P21" text:outline-level="2">Finagle</text:h>
      <table:table table:name="Table8" table:style-name="Table8">
        <table:table-column table:style-name="Table8.A"/>
        <table:table-row>
          <table:table-cell table:style-name="Table8.A1" office:value-type="string">
            <text:p text:style-name="P19"><text:bookmark text:name="__DdeLink__411_15096579901"/><text:bookmark text:name="__DdeLink__413_15096579901"/>Like Netflix's RxJava, Twitter's OSS Finagle enables asynchronous (reactive) programming on the JVM. It predated RxJava.</text:p>
          </table:table-cell>
        </table:table-row>
      </table:table>
      <text:p text:style-name="P34"/>
      <text:p text:style-name="P34">I used Finagle around inter-service calls on one application, but with the absence of stream processing, callback hell was endured, massively decreasing code readability, thereby maintainability.</text:p>
      <text:p text:style-name="Text_20_body"/>
      <text:h text:style-name="P21" text:outline-level="2">Google Protocol Buffers</text:h>
      <table:table table:name="Table9" table:style-name="Table9">
        <table:table-column table:style-name="Table9.A"/>
        <table:table-row>
          <table:table-cell table:style-name="Table9.A1" office:value-type="string">
            <text:p text:style-name="P19">Protocol Buffers provides fast, reliable remote communications. Definitions may be made backwards compatible to the extent that server-side may advance ahead of client-side version.</text:p>
          </table:table-cell>
        </table:table-row>
      </table:table>
      <text:p text:style-name="P34"/>
      <text:p text:style-name="P34">I used protobuf for inter-service communications on one project.</text:p>
      <text:p text:style-name="Text_20_body"/>
      <text:h text:style-name="P21" text:outline-level="2">Puppet</text:h>
      <table:table table:name="Table10" table:style-name="Table10">
        <table:table-column table:style-name="Table10.A"/>
        <table:table-row>
          <table:table-cell table:style-name="Table10.A1" office:value-type="string">
            <text:p text:style-name="P19">Puppet facilitates cloud environment service, presence and configuration.</text:p>
          </table:table-cell>
        </table:table-row>
      </table:table>
      <text:p text:style-name="P34"/>
      <text:p text:style-name="P34">I used Puppet at two companies and investigated at JDA.</text:p>
      <text:p text:style-name="Text_20_body"/>
      <text:h text:style-name="P21" text:outline-level="2">Zookeeper</text:h>
      <table:table table:name="Table11" table:style-name="Table11">
        <table:table-column table:style-name="Table11.A"/>
        <table:table-row>
          <table:table-cell table:style-name="Table11.A1" office:value-type="string">
            <text:p text:style-name="P19">Zookeeper provides strict consistency across nodes often used for locking/synchronization within clusters of processing nodes.</text:p>
          </table:table-cell>
        </table:table-row>
      </table:table>
      <text:p text:style-name="P34"/>
      <text:p text:style-name="P34">I used Zookeeper a couple of companies and investigated it for use with OSGi at JDA.</text:p>
      <text:p text:style-name="Text_20_body"/>
      <text:h text:style-name="P21" text:outline-level="2">Nagios</text:h>
      <table:table table:name="Table12" table:style-name="Table12">
        <table:table-column table:style-name="Table12.A"/>
        <table:table-row>
          <table:table-cell table:style-name="Table12.A1" office:value-type="string">
            <text:p text:style-name="P19">Nagios is OSS and facilitates system and service monitoring. I have used it.</text:p>
          </table:table-cell>
        </table:table-row>
      </table:table>
      <text:p text:style-name="Text_20_body"/>
      <text:h text:style-name="P21" text:outline-level="2"><text:soft-page-break/>OSGi</text:h>
      <table:table table:name="Table13" table:style-name="Table13">
        <table:table-column table:style-name="Table13.A"/>
        <table:table-row>
          <table:table-cell table:style-name="Table13.A1" office:value-type="string">
            <text:p text:style-name="P19">OSGi manages versioned components and classpaths at runtime with strict isolation, also the location of call targets, be they local or remote, is transparent to the caller.</text:p>
          </table:table-cell>
        </table:table-row>
      </table:table>
      <text:p text:style-name="P34"/>
      <text:p text:style-name="P34">I designed and coded our first uses of it at JDA. Apache Karaf and Felix were our choices.</text:p>
      <text:p text:style-name="Text_20_body"/>
      <text:h text:style-name="P21" text:outline-level="2">CXF</text:h>
      <table:table table:name="Table14" table:style-name="Table14">
        <table:table-column table:style-name="Table14.A"/>
        <table:table-row>
          <table:table-cell table:style-name="Table14.A1" office:value-type="string">
            <text:p text:style-name="P19">CXF provides service exposure and connection solely through configuration. It enables SOAP, REST, and RMI to be configured as endpoints, even concurrently active ones.</text:p>
          </table:table-cell>
        </table:table-row>
      </table:table>
      <text:p text:style-name="P34"/>
      <text:p text:style-name="P34">I prototyped CXF for use within OSGi at JDA.</text:p>
      <text:p text:style-name="Text_20_body"/>
      <text:h text:style-name="P21" text:outline-level="2">Objective-C (iOS)</text:h>
      <table:table table:name="Table15" table:style-name="Table15">
        <table:table-column table:style-name="Table15.A"/>
        <table:table-row>
          <table:table-cell table:style-name="Table15.A1" office:value-type="string">
            <text:p text:style-name="P19">Before Swift, iOS direct native apps were coded in Objective-C.</text:p>
          </table:table-cell>
        </table:table-row>
      </table:table>
      <text:p text:style-name="P34"/>
      <text:p text:style-name="P34">I was trained in iOS coding in Xcode and JetBrains' ReSharper at JDA as a developer.</text:p>
      <text:p text:style-name="Text_20_body"/>
      <text:h text:style-name="P21" text:outline-level="2">Android</text:h>
      <table:table table:name="Table16" table:style-name="Table16">
        <table:table-column table:style-name="Table16.A"/>
        <table:table-row>
          <table:table-cell table:style-name="Table16.A1" office:value-type="string">
            <text:p text:style-name="P19">Android, as a variant of Linux and its programming similar to Java, it is highly accessible.</text:p>
          </table:table-cell>
        </table:table-row>
      </table:table>
      <text:p text:style-name="P34"/>
      <text:p text:style-name="P34">I trained myself on it and did a little prototyping of one iOS app I had written.</text:p>
      <text:p text:style-name="Text_20_body"/>
      <text:h text:style-name="P21" text:outline-level="2">Atlassian Tools</text:h>
      <table:table table:name="Table17" table:style-name="Table17">
        <table:table-column table:style-name="Table17.A"/>
        <table:table-row>
          <table:table-cell table:style-name="Table17.A1" office:value-type="string">
            <text:p text:style-name="P19">Atlassian provides rich interoperable tool suites from Git clients to chatting clients to issue tracking, code reviews, wiki's, and continuous integration servers.</text:p>
          </table:table-cell>
        </table:table-row>
      </table:table>
      <text:p text:style-name="P34"/>
      <text:p text:style-name="P34">I used most of Atlassian's tools at Tendril and JDA as well as their Intelli-J IDEA plugin with which pre-commit Crucible code review creation was facilitated.</text:p>
      <text:p text:style-name="Text_20_body"/>
      <text:h text:style-name="P21" text:outline-level="2">Grails</text:h>
      <table:table table:name="Table18" table:style-name="Table18">
        <table:table-column table:style-name="Table18.A"/>
        <table:table-row>
          <table:table-cell table:style-name="Table18.A1" office:value-type="string">
            <text:p text:style-name="P19">Similar to Rails in Ruby, Grails in Groovy uses convention over configuration producing web <text:soft-page-break/>GUI's pretty tersely. It generates the scaffolding, similar to Spring Roo.</text:p>
          </table:table-cell>
        </table:table-row>
      </table:table>
      <text:p text:style-name="P34"/>
      <text:p text:style-name="P34">I used grails to create an RDB, web CRUD prototype at JDA proving that SQL Server (relational) was faster than Neo4j (non-relational/nosql) for our generic system. Personally I also created a trading web site using Monet DB which enables users to post items with images and descriptions which they desired to trade. Users would matchup trades.</text:p>
      <text:p text:style-name="Text_20_body"/>
      <text:h text:style-name="P21" text:outline-level="2">JEE</text:h>
      <table:table table:name="Table19" table:style-name="Table19">
        <table:table-column table:style-name="Table19.A"/>
        <table:table-row>
          <table:table-cell table:style-name="Table19.A1" office:value-type="string">
            <text:p text:style-name="P19">EE collects many technologies used in enterprise computing, JTA, JDA, Entity Beans, Session Bean, Message Driven Beans, JMS, Servlets, JSP, JSTL, etc.. Recent versions enabled individual components to be used individually and embedded, outside of an application server.</text:p>
          </table:table-cell>
        </table:table-row>
      </table:table>
      <text:p text:style-name="P34"/>
      <text:p text:style-name="P34">A decade ago I was trained in the precursors and in J2EE at Sun Microsystems and I designed systems for their customers using it while training their customers in it. I continued using it elsewhere, usually in JBoss, but also in WebLogic. I know of recent versions, but primarily have at work used Jetty and Tomcat alone, often reverse-proxied by Apache or Nginx.</text:p>
      <text:p text:style-name="Text_20_body"/>
      <text:h text:style-name="P21" text:outline-level="2">JBoss</text:h>
      <table:table table:name="Table20" table:style-name="Table20">
        <table:table-column table:style-name="Table20.A"/>
        <table:table-row>
          <table:table-cell table:style-name="Table20.A1" office:value-type="string">
            <text:p text:style-name="P19">An OSS JEE application server and related suites of products.</text:p>
          </table:table-cell>
        </table:table-row>
      </table:table>
      <text:p text:style-name="P34"/>
      <text:p text:style-name="P34">I have used JBoss professionally since version 2.x. Sun customers, Packexpo, Etilize, RedPrairie/JDA, and others using JMS/MoM, jBPM and merely as a finite state machine (FSM).</text:p>
      <text:p text:style-name="Text_20_body"/>
      <text:h text:style-name="P21" text:outline-level="2">Jetty, Tomcat</text:h>
      <table:table table:name="Table21" table:style-name="Table21">
        <table:table-column table:style-name="Table21.A"/>
        <table:table-row>
          <table:table-cell table:style-name="Table21.A1" office:value-type="string">
            <text:p text:style-name="P19">A web container with native components which reduce CPU load during image transfer among other things.</text:p>
          </table:table-cell>
        </table:table-row>
      </table:table>
      <text:p text:style-name="P34"/>
      <text:p text:style-name="P34"><text:bookmark text:name="__DdeLink__399_2118907000"/>I have used them at almost every employer, including JBoss Web, a variant of Tomcat/Catalina.</text:p>
      <text:p text:style-name="Text_20_body"/>
      <text:h text:style-name="Heading_20_1" text:outline-level="1"><text:soft-page-break/>Unix, Linux FreeBSD/Darwin/OS-X</text:h>
      <text:p text:style-name="P34">BeOS and GNU Operating System attempted to be completely asynchronous and concurrent, a noble goal, but found correctness and debugging overly daunting challenges. The winners to date remain traditionally programmed variants of Unix which continuously and steadily evolve over time reaching new platforms, accommodating new and changing hardware, and debugging and improving their own code.</text:p>
      <text:p text:style-name="P34">Obviously, I am a Unix guy including having worked at Sun, been a consultant representing Sun, coded in Linux in Operating Systems as an undergraduate, and studied system administration under Evi Nemeth (an originator of the "sudo" command, author of the Unix System Administration Handbook, among many other unique achievements) at the University of Colorado, Boulder.</text:p>
      <text:p text:style-name="Text_20_body"/>
      <text:h text:style-name="P16" text:outline-level="1">Employment History</text:h>
      <text:p text:style-name="P34"><text:span text:style-name="T4">1/4/2016-12/31/2017 Software Engineer</text:span>, Charter Communications.</text:p>
      <text:list xml:id="list523487748" text:style-name="L10">
        <text:list-item>
          <text:p text:style-name="P36"><text:s/>Amazon Web Services hosted Java micro-services on Linux, Netflix OSS, Cassandra NoSQL, Message Oriented Middlewear (MOM) Enterprise Application Integration (EAI).</text:p>
        </text:list-item>
      </text:list>
      <text:p text:style-name="Text_20_body"/>
      <text:p text:style-name="P34"><text:span text:style-name="T4">9/1/2014-2015 Software Engineer</text:span>, Comcast, Corp.</text:p>
      <text:list xml:id="list499568526" text:style-name="L11">
        <text:list-item>
          <text:p text:style-name="P37"><text:s/>Authored an RxJDBC drive using Message Oriented Middleware (MOM) / RabbitMQ inspired by Reactive Extension enabling full stack event oriented programming, redundancy, reliabilitym and horizontal scalability.</text:p>
        </text:list-item>
      </text:list>
      <text:p text:style-name="Text_20_body"/>
      <text:p text:style-name="P34"><text:bookmark text:name="__DdeLink__417_1509657990"/><text:span text:style-name="T4">2/1/2014-5/1/2014 Software Engineer</text:span>, Tendril, Inc.</text:p>
      <text:list xml:id="list4175182232" text:style-name="L12">
        <text:list-item>
          <text:p text:style-name="P38"><text:s/>Back-end dev-ops programmer on SOA Finagle+Protobuf+Cloud components.</text:p>
        </text:list-item>
        <text:list-item>
          <text:p text:style-name="P38"><text:s/>Technologies: Atlassian, Git, Cucumber BDD, PostgreSQL, Hadoop, Hibernate, Scala, Intelli-J IDEA.</text:p>
        </text:list-item>
      </text:list>
      <text:p text:style-name="Text_20_body"/>
      <text:p text:style-name="P34"><text:span text:style-name="T4">2/1/2010-12/31/2013 Senior Software Engineer</text:span>, JDA Software Group, Inc. which merged with RedPrairie, Corp. formerly StorePerform, Inc.</text:p>
      <text:list xml:id="list1320124242" text:style-name="L13">
        <text:list-item>
          <text:p text:style-name="P39"><text:s/>Project Lead for integration of iOS, Android mobile task system with legacy web-based system</text:p>
          <text:list>
            <text:list-item>
              <text:p text:style-name="P39"><text:s/>Tasks roughly are E-mail messages enhanced for distributing and tracking business actions.</text:p>
            </text:list-item>
            <text:list-item>
              <text:p text:style-name="P39"><text:s/>Customers included Fortune-500 companies. Scalability, performance were significant.</text:p>
            </text:list-item>
            <text:list-item>
              <text:p text:style-name="P39"><text:s/>Technologies: OSGi, Gradle, Git, and Sql Server.</text:p>
            </text:list-item>
          </text:list>
        </text:list-item>
        <text:list-item>
          <text:p text:style-name="P39"><text:s/>Extended and maintained legacy J2EE web-based task management system.</text:p>
        </text:list-item>
      </text:list>
      <text:p text:style-name="Text_20_body"><text:soft-page-break/></text:p>
      <text:p text:style-name="P35">2008-2009 Independent Software Development Consultant &amp; Sun Java Consultant</text:p>
      <text:list xml:id="list2698875079" text:style-name="L14">
        <text:list-item>
          <text:p text:style-name="P40"><text:s/>Extended and maintained a JEE merchandise inventory system with MySQL DB.</text:p>
        </text:list-item>
        <text:list-item>
          <text:p text:style-name="P40"><text:s/>Customers: AmDocs, Etilize, Bell South, eBay, Frontier Airlines, Skyway</text:p>
        </text:list-item>
      </text:list>
      <text:p text:style-name="Text_20_body"/>
      <text:p text:style-name="P34"><text:span text:style-name="T4">2007 Chief Operation Officer</text:span>, Evolution Hosting, Inc.</text:p>
      <text:list xml:id="list4052032930" text:style-name="L15">
        <text:list-item>
          <text:p text:style-name="P41"><text:s/>Viawest data center Linux servers for J2EE applications with Java management software.</text:p>
        </text:list-item>
        <text:list-item>
          <text:p text:style-name="P41"><text:s/>Large number of customers including Crocks, Wells Fargo, and Hunter Douglass, among others.</text:p>
        </text:list-item>
      </text:list>
      <text:p text:style-name="Text_20_body"/>
      <text:p text:style-name="P35">2004-2007 Independent Software Development Consultant &amp; Sun Java Consultant</text:p>
      <text:list xml:id="list1101943335" text:style-name="L16">
        <text:list-item>
          <text:p text:style-name="P42"><text:s/>Created NIO client with could reach 100 Mb/s scale message rates.</text:p>
        </text:list-item>
        <text:list-item>
          <text:p text:style-name="P42"><text:s/>Created new web sites.</text:p>
        </text:list-item>
        <text:list-item>
          <text:p text:style-name="P42"><text:s/>Consulted at eBay, Frontier Airlines, Bell South, Skyway representing Sun Microsystems, Inc.</text:p>
        </text:list-item>
      </text:list>
      <text:p text:style-name="Text_20_body"/>
      <text:p text:style-name="P34"><text:span text:style-name="T4">2002-2004 Senior Software Architect</text:span>, Packexpo, Inc.</text:p>
      <text:list xml:id="list697626336" text:style-name="L17">
        <text:list-item>
          <text:p text:style-name="P43"><text:s/>Created a reporting systems for packaging advertising services.</text:p>
        </text:list-item>
        <text:list-item>
          <text:p text:style-name="P43"><text:s/>Maintained packaging advertising web site.</text:p>
        </text:list-item>
        <text:list-item>
          <text:p text:style-name="P43"><text:s/>Technologies: JBoss, Linux, MySQL, Intelli-J, BeanShell, JSP, Lzop'ed data stream for large DB backups over NFS mounts.</text:p>
        </text:list-item>
      </text:list>
      <text:p text:style-name="Text_20_body"/>
      <text:p text:style-name="P34"><text:span text:style-name="T4">1999-2002 Java Consultant</text:span>, Sun Java Center, Sun Microsystems, Inc.</text:p>
      <text:list xml:id="list869226894" text:style-name="L18">
        <text:list-item>
          <text:p text:style-name="P44"><text:s/>Represented Sun for RUP, UP, SunTone, OOA&amp;D mentoring and J2EE coding.</text:p>
        </text:list-item>
        <text:list-item>
          <text:p text:style-name="P44"><text:s/>Consulted at Citigroup, Vanguard Fiduciary Trust, Credit Suisse.</text:p>
        </text:list-item>
        <text:list-item>
          <text:p text:style-name="P44"><text:s/>Performed an Architecture Assessment recommending SOA and JEE which later was followed as advised.</text:p>
        </text:list-item>
      </text:list>
      <text:p text:style-name="Text_20_body"/>
      <text:p text:style-name="P34"><text:span text:style-name="T4">1998-1999 Java Developer</text:span>, Sun Educational Services, Sun Microsystems, Inc.</text:p>
      <text:list xml:id="list3282338979" text:style-name="L19">
        <text:list-item>
          <text:p text:style-name="P45"><text:s/>Created web-based and Swing computer assisted training systems.</text:p>
        </text:list-item>
        <text:list-item>
          <text:p text:style-name="P45"><text:s/>Improved the performance of our custom pseudo-recursive-descent parser template engine by adding caching of parser results and by altering the parsing algorithm.</text:p>
        </text:list-item>
      </text:list>
      <text:p text:style-name="Text_20_body"/>
      <text:h text:style-name="P17" text:outline-level="1">Education, Certifications, Patents</text:h>
      <text:list xml:id="list3784313809" text:style-name="L20">
        <text:list-item>
          <text:p text:style-name="P46"><text:s/>Sun Certified Java Developer</text:p>
        </text:list-item>
        <text:list-item>
          <text:p text:style-name="P46"><text:soft-page-break/><text:s/>Sun Certified Java Programmer</text:p>
        </text:list-item>
        <text:list-item>
          <text:p text:style-name="P47"><text:span text:style-name="T25"><text:s/>Patent: </text:span><text:a xlink:type="simple" xlink:href="http://www.patentgenius.com/patent/6907423.html" text:style-name="Internet_20_link" text:visited-style-name="Visited_20_Internet_20_Link">#6907423</text:a><text:span text:style-name="T25"> Search engine interface and method of controlling client searches</text:span></text:p>
        </text:list-item>
        <text:list-item>
          <text:p text:style-name="P46"><text:s/>B.S. Computer Science, University of Colorado at Boulder</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Times New Roman1" svg:font-family="'Times New Roman', serif"/>
    <style:font-face style:name="Times-Roman1" svg:font-family="Times-Roman, serif"/>
    <style:font-face style:name="Times-Roman" svg:font-family="Times-Roman"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Times-Roman" fo:font-family="Times-Roman" style:font-family-generic="roman" fo:font-size="12pt" fo:font-weight="normal" style:font-size-asian="12pt" style:font-weight-asian="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Indented_20_Text_20_Body" style:display-name="Indented Text Body" style:family="paragraph" style:parent-style-name="Text_20_body" style:master-page-name="">
      <loext:graphic-properties draw:fill="none" draw:fill-image-width="0in" draw:fill-image-height="0in"/>
      <style:paragraph-properties fo:margin-left="0.5in" fo:margin-right="0in" fo:margin-top="0in" fo:margin-bottom="0.0835in" loext:contextual-spacing="false" fo:text-align="justify" style:justify-single-word="false" fo:text-indent="0in" style:auto-text-indent="false" style:page-number="auto" fo:background-color="transparent">
        <style:tab-stops>
          <style:tab-stop style:position="0.5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31T13:48:27.151840000</meta:creation-date>
    <dc:date>2017-11-07T00:48:14.326831000</dc:date>
    <meta:editing-duration>P1DT4H25M58S</meta:editing-duration>
    <meta:editing-cycles>189</meta:editing-cycles>
    <meta:generator>LibreOffice/5.4.1.2$MacOSX_X86_64 LibreOffice_project/ea7cb86e6eeb2bf3a5af73a8f7777ac570321527</meta:generator>
    <meta:document-statistic meta:table-count="22" meta:image-count="0" meta:object-count="0" meta:page-count="8" meta:paragraph-count="112" meta:word-count="1699" meta:character-count="11718" meta:non-whitespace-character-count="10127"/>
  </office:meta>
</office:document-meta>
</file>